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officeooo:rsid="00107883" officeooo:paragraph-rsid="00107883" style:font-size-asian="16pt" style:font-size-complex="16pt"/>
    </style:style>
    <style:style style:name="P3" style:family="paragraph" style:parent-style-name="Standard">
      <style:text-properties fo:font-size="16pt" officeooo:rsid="0011dad1" officeooo:paragraph-rsid="0011dad1" style:font-size-asian="16pt" style:font-size-complex="16pt"/>
    </style:style>
    <style:style style:name="P4" style:family="paragraph" style:parent-style-name="Standard">
      <style:text-properties fo:font-size="16pt" officeooo:rsid="00141070" officeooo:paragraph-rsid="00141070" style:font-size-asian="16pt" style:font-size-complex="16pt"/>
    </style:style>
    <style:style style:name="P5" style:family="paragraph" style:parent-style-name="Standard">
      <style:text-properties fo:font-size="16pt" officeooo:rsid="0015be93" officeooo:paragraph-rsid="0015be93" style:font-size-asian="16pt" style:font-size-complex="16pt"/>
    </style:style>
    <style:style style:name="P6" style:family="paragraph" style:parent-style-name="Standard">
      <style:text-properties fo:font-size="16pt" officeooo:rsid="0016f031" officeooo:paragraph-rsid="0016f031" style:font-size-asian="16pt" style:font-size-complex="16pt"/>
    </style:style>
    <style:style style:name="P7" style:family="paragraph" style:parent-style-name="Standard">
      <style:text-properties fo:font-size="16pt" officeooo:rsid="00183c1d" officeooo:paragraph-rsid="00183c1d" style:font-size-asian="16pt" style:font-size-complex="16pt"/>
    </style:style>
    <style:style style:name="T1" style:family="text">
      <style:text-properties officeooo:rsid="00118c4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b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易错点</text:p>
      <text:p text:style-name="P2"/>
      <text:p text:style-name="P2"><text:span text:style-name="T4">1. </text:span>+ - * / 优先级比移位<text:span text:style-name="T1">(&gt;&gt;,&lt;&lt;)</text:span>优先级高。</text:p>
      <text:p text:style-name="P3"/>
      <text:p text:style-name="P3"><text:span text:style-name="T4">2. </text:span>优先级:!=高于&amp;，运算符的优先级千万要注意，例如：</text:p>
      <text:p text:style-name="P3">x&amp;0xF!=15||(x&lt;&lt;28)&lt;0，当x=0时，先考虑的是0xF!=15，为False。</text:p>
      <text:p text:style-name="P3"/>
      <text:p text:style-name="P3"><text:span text:style-name="T4">3. </text:span>带符号整数*2<text:span text:style-name="T2">k</text:span><text:span text:style-name="T3">恒</text:span><text:span text:style-name="T2"> </text:span><text:span text:style-name="T3">等于x&lt;&lt;k，无论是否溢出。</text:span></text:p>
      <text:p text:style-name="P3"/>
      <text:p text:style-name="P3"><text:span text:style-name="T4">4. </text:span>在比较的时候，也要遵循类型转换。例如：</text:p>
      <text:p text:style-name="P3">int x=1,y=-1;</text:p>
      <text:p text:style-name="P3">unsigned ux=x,uy=y; //此时uy应该是一个很大的数字了。</text:p>
      <text:p text:style-name="P3">x+y==ux+uy; //依然为true，因为x+y和ux+uy具有完全相同的机器数表示，比较的时候x+y从int类型转成了unsigned int类型，因而为true。</text:p>
      <text:p text:style-name="P3"/>
      <text:p text:style-name="P4"><text:span text:style-name="T4">5.前提是有序。</text:span><text:tab/></text:p>
      <text:p text:style-name="P4"><text:tab/>1.已知有序，从小到大</text:p>
      <text:p text:style-name="P4">lower_bound(start,last,n) <text:s/>:返回第一个大于等于n的地址</text:p>
      <text:p text:style-name="P4">upper_bound(start,last,n) <text:s/>:返回第一个大于n的地址</text:p>
      <text:p text:style-name="P4"><text:tab/></text:p>
      <text:p text:style-name="P4"><text:tab/>2.已知有序，从大到小</text:p>
      <text:p text:style-name="P4">lower_bound(start,last,n,greater&lt;int&gt;()) <text:s/>:返回第一个小于等于n的地址</text:p>
      <text:p text:style-name="P4">upper_bound(start,last,n,greater&lt;int&gt;()) <text:s/>:返回第一个小于n的地址</text:p>
      <text:p text:style-name="P4"/>
      <text:p text:style-name="P5"><text:span text:style-name="T4">6.<text:tab/></text:span>v.insert（iterator， x）之后迭代器会失效，因为此时容器整体迁移到另一个迭代器里去了，iterator成为野指针。</text:p>
      <text:p text:style-name="P5"/>
      <text:p text:style-name="P6"><text:span text:style-name="T4">7. </text:span>vector容器，插入删除复杂度为O(n)；set容器，插入删除复杂度为O(lgn)。</text:p>
      <text:p text:style-name="P6"/>
      <text:p text:style-name="P7"><text:span text:style-name="T4">8. </text:span>以0开头的数字，会被编译器理解成一个<text:span text:style-name="T4">八进制</text:span>数。</text:p>
      <text:p text:style-name="P7">比如说012,会被编译为12O实际上是1*8+2=10D；</text:p>
      <text:p text:style-name="P7"><text:soft-page-break/>再比如说09,编译器会报错，因为9不是八进制数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6:27:48.719459749</meta:creation-date>
    <dc:date>2022-09-28T16:46:24.521086825</dc:date>
    <meta:editing-duration>PT1H17M37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2" meta:paragraph-count="22" meta:word-count="386" meta:character-count="711" meta:non-whitespace-character-count="681"/>
  </office:meta>
</office:document-meta>
</file>